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4972in" style:rel-column-width="14660*"/>
    </style:style>
    <style:style style:name="Table1.B" style:family="table-column">
      <style:table-column-properties style:column-width="1.75in" style:rel-column-width="17135*"/>
    </style:style>
    <style:style style:name="Table1.C" style:family="table-column">
      <style:table-column-properties style:column-width="3.4458in" style:rel-column-width="33740*"/>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00%"/>
      <style:text-properties officeooo:rsid="0008c3fb" officeooo:paragraph-rsid="001dbc34"/>
    </style:style>
    <style:style style:name="P2" style:family="paragraph" style:parent-style-name="Text_20_body" style:list-style-name="L1">
      <style:paragraph-properties fo:line-height="100%"/>
      <style:text-properties officeooo:rsid="0008c3fb" officeooo:paragraph-rsid="0008c3fb"/>
    </style:style>
    <style:style style:name="P3" style:family="paragraph" style:parent-style-name="Text_20_body">
      <style:paragraph-properties fo:line-height="100%"/>
      <style:text-properties officeooo:rsid="0008c3fb" officeooo:paragraph-rsid="0008c3fb"/>
    </style:style>
    <style:style style:name="P4" style:family="paragraph" style:parent-style-name="Text_20_body" style:list-style-name="L2">
      <style:paragraph-properties fo:line-height="100%"/>
      <style:text-properties officeooo:rsid="000993e7" officeooo:paragraph-rsid="000993e7"/>
    </style:style>
    <style:style style:name="P5" style:family="paragraph" style:parent-style-name="Text_20_body" style:list-style-name="L2">
      <style:paragraph-properties fo:line-height="100%"/>
      <style:text-properties officeooo:rsid="000993e7" officeooo:paragraph-rsid="000f9d34"/>
    </style:style>
    <style:style style:name="P6" style:family="paragraph" style:parent-style-name="Text_20_body" style:list-style-name="L2">
      <style:paragraph-properties fo:line-height="100%"/>
      <style:text-properties officeooo:rsid="000993e7" officeooo:paragraph-rsid="0017dc1b"/>
    </style:style>
    <style:style style:name="P7" style:family="paragraph" style:parent-style-name="Text_20_body" style:list-style-name="L2">
      <style:paragraph-properties fo:line-height="100%"/>
      <style:text-properties officeooo:rsid="000993e7" officeooo:paragraph-rsid="001439de"/>
    </style:style>
    <style:style style:name="P8" style:family="paragraph" style:parent-style-name="Text_20_body" style:list-style-name="L3">
      <style:paragraph-properties fo:line-height="100%"/>
      <style:text-properties officeooo:rsid="000993e7" officeooo:paragraph-rsid="000993e7"/>
    </style:style>
    <style:style style:name="P9" style:family="paragraph" style:parent-style-name="Text_20_body" style:list-style-name="L4">
      <style:paragraph-properties fo:line-height="100%"/>
      <style:text-properties officeooo:rsid="000993e7" officeooo:paragraph-rsid="000993e7"/>
    </style:style>
    <style:style style:name="P10" style:family="paragraph" style:parent-style-name="Text_20_body">
      <style:paragraph-properties fo:line-height="100%"/>
      <style:text-properties officeooo:rsid="000993e7" officeooo:paragraph-rsid="000993e7"/>
    </style:style>
    <style:style style:name="P11" style:family="paragraph" style:parent-style-name="Text_20_body" style:list-style-name="L2">
      <style:paragraph-properties fo:line-height="100%"/>
      <style:text-properties officeooo:rsid="000b8bb9" officeooo:paragraph-rsid="000b8bb9"/>
    </style:style>
    <style:style style:name="P12" style:family="paragraph" style:parent-style-name="Text_20_body" style:list-style-name="L3">
      <style:paragraph-properties fo:line-height="100%"/>
      <style:text-properties officeooo:rsid="000b8bb9" officeooo:paragraph-rsid="0017c87a"/>
    </style:style>
    <style:style style:name="P13" style:family="paragraph" style:parent-style-name="Text_20_body">
      <style:paragraph-properties fo:line-height="100%"/>
      <style:text-properties officeooo:rsid="000b8bb9" officeooo:paragraph-rsid="0017c87a"/>
    </style:style>
    <style:style style:name="P14" style:family="paragraph" style:parent-style-name="Text_20_body">
      <style:paragraph-properties fo:line-height="100%"/>
      <style:text-properties officeooo:rsid="000b8bb9" officeooo:paragraph-rsid="000b8bb9"/>
    </style:style>
    <style:style style:name="P15" style:family="paragraph" style:parent-style-name="Text_20_body" style:list-style-name="L2">
      <style:paragraph-properties fo:line-height="100%"/>
      <style:text-properties officeooo:rsid="001452d2" officeooo:paragraph-rsid="001452d2"/>
    </style:style>
    <style:style style:name="P16" style:family="paragraph" style:parent-style-name="Text_20_body" style:list-style-name="L3">
      <style:paragraph-properties fo:line-height="100%"/>
      <style:text-properties officeooo:rsid="0015d523" officeooo:paragraph-rsid="0015d523"/>
    </style:style>
    <style:style style:name="P17" style:family="paragraph" style:parent-style-name="Text_20_body">
      <style:paragraph-properties fo:line-height="100%"/>
      <style:text-properties officeooo:rsid="0019c221" officeooo:paragraph-rsid="0019c221"/>
    </style:style>
    <style:style style:name="P18" style:family="paragraph" style:parent-style-name="Text_20_body" style:list-style-name="L5">
      <style:paragraph-properties fo:line-height="100%"/>
      <style:text-properties officeooo:rsid="0019c221" officeooo:paragraph-rsid="0019c221"/>
    </style:style>
    <style:style style:name="P19" style:family="paragraph" style:parent-style-name="Text_20_body">
      <style:paragraph-properties fo:line-height="100%"/>
      <style:text-properties officeooo:rsid="000700b6" officeooo:paragraph-rsid="001c48d9"/>
    </style:style>
    <style:style style:name="P20" style:family="paragraph" style:parent-style-name="Text_20_body">
      <style:paragraph-properties fo:line-height="100%"/>
      <style:text-properties officeooo:rsid="000700b6" officeooo:paragraph-rsid="000700b6"/>
    </style:style>
    <style:style style:name="P21" style:family="paragraph" style:parent-style-name="Text_20_body" style:list-style-name="L6">
      <style:paragraph-properties fo:line-height="100%"/>
      <style:text-properties officeooo:rsid="000700b6" officeooo:paragraph-rsid="000700b6"/>
    </style:style>
    <style:style style:name="P22" style:family="paragraph" style:parent-style-name="Text_20_body" style:list-style-name="L7">
      <style:paragraph-properties fo:line-height="100%"/>
      <style:text-properties officeooo:rsid="000700b6" officeooo:paragraph-rsid="000700b6"/>
    </style:style>
    <style:style style:name="P23" style:family="paragraph" style:parent-style-name="Text_20_body">
      <style:paragraph-properties fo:line-height="100%"/>
      <style:text-properties officeooo:rsid="000f9d34" officeooo:paragraph-rsid="000f9d34"/>
    </style:style>
    <style:style style:name="P24" style:family="paragraph" style:parent-style-name="Text_20_body">
      <style:paragraph-properties fo:line-height="100%"/>
      <style:text-properties officeooo:rsid="0017c87a" officeooo:paragraph-rsid="001c48d9"/>
    </style:style>
    <style:style style:name="P25" style:family="paragraph" style:parent-style-name="Text_20_body" style:list-style-name="L8">
      <style:paragraph-properties fo:line-height="100%"/>
      <style:text-properties officeooo:rsid="0017c87a" officeooo:paragraph-rsid="001c48d9"/>
    </style:style>
    <style:style style:name="P26" style:family="paragraph" style:parent-style-name="Text_20_body" style:list-style-name="L8">
      <style:paragraph-properties fo:line-height="100%"/>
      <style:text-properties officeooo:rsid="0017c87a" officeooo:paragraph-rsid="001dbc34"/>
    </style:style>
    <style:style style:name="P27" style:family="paragraph" style:parent-style-name="Text_20_body">
      <style:paragraph-properties fo:line-height="100%"/>
      <style:text-properties officeooo:rsid="000def56" officeooo:paragraph-rsid="000def56"/>
    </style:style>
    <style:style style:name="P28" style:family="paragraph" style:parent-style-name="Text_20_body">
      <style:paragraph-properties fo:line-height="100%"/>
      <style:text-properties officeooo:rsid="000def56" officeooo:paragraph-rsid="0017c87a"/>
    </style:style>
    <style:style style:name="P29" style:family="paragraph" style:parent-style-name="Text_20_body">
      <style:paragraph-properties fo:line-height="100%"/>
      <style:text-properties officeooo:rsid="000def56" officeooo:paragraph-rsid="0017dc1b"/>
    </style:style>
    <style:style style:name="P30" style:family="paragraph" style:parent-style-name="Text_20_body">
      <style:paragraph-properties fo:line-height="100%"/>
      <style:text-properties officeooo:rsid="00108c22" officeooo:paragraph-rsid="00108c22"/>
    </style:style>
    <style:style style:name="P31" style:family="paragraph" style:parent-style-name="Text_20_body">
      <style:paragraph-properties fo:line-height="100%"/>
      <style:text-properties officeooo:rsid="0011a035" officeooo:paragraph-rsid="0017c87a"/>
    </style:style>
    <style:style style:name="P32" style:family="paragraph" style:parent-style-name="Text_20_body">
      <style:paragraph-properties fo:line-height="100%"/>
      <style:text-properties officeooo:rsid="0011a035" officeooo:paragraph-rsid="0011a035"/>
    </style:style>
    <style:style style:name="P33" style:family="paragraph" style:parent-style-name="Text_20_body">
      <style:paragraph-properties fo:line-height="100%"/>
      <style:text-properties officeooo:rsid="0012b01e" officeooo:paragraph-rsid="0012b01e"/>
    </style:style>
    <style:style style:name="P34" style:family="paragraph" style:parent-style-name="Text_20_body">
      <style:paragraph-properties fo:line-height="100%"/>
      <style:text-properties officeooo:rsid="0017dc1b" officeooo:paragraph-rsid="0017dc1b"/>
    </style:style>
    <style:style style:name="P35" style:family="paragraph" style:parent-style-name="Text_20_body" style:list-style-name="L5">
      <style:paragraph-properties fo:line-height="100%"/>
      <style:text-properties officeooo:paragraph-rsid="0019c221"/>
    </style:style>
    <style:style style:name="P36" style:family="paragraph" style:parent-style-name="Text_20_body">
      <style:paragraph-properties fo:line-height="100%"/>
      <style:text-properties style:font-name="DejaVu Sans Mono" fo:font-size="10pt" officeooo:rsid="0017dc1b" officeooo:paragraph-rsid="0017dc1b" style:font-size-asian="10pt" style:font-size-complex="10pt"/>
    </style:style>
    <style:style style:name="P37" style:family="paragraph" style:parent-style-name="Text_20_body">
      <style:paragraph-properties fo:line-height="100%"/>
      <style:text-properties style:font-name="DejaVu Sans Mono" fo:font-size="10pt" officeooo:rsid="001b9191" officeooo:paragraph-rsid="001b9191" style:font-size-asian="10pt" style:font-size-complex="10pt"/>
    </style:style>
    <style:style style:name="P38" style:family="paragraph" style:parent-style-name="Text_20_body">
      <style:paragraph-properties fo:line-height="100%"/>
      <style:text-properties officeooo:rsid="001b9191" officeooo:paragraph-rsid="001b9191"/>
    </style:style>
    <style:style style:name="P39" style:family="paragraph" style:parent-style-name="Text_20_body">
      <style:paragraph-properties fo:line-height="100%"/>
      <style:text-properties officeooo:rsid="001bdc73" officeooo:paragraph-rsid="001bdc73"/>
    </style:style>
    <style:style style:name="P40" style:family="paragraph" style:parent-style-name="Text_20_body">
      <style:paragraph-properties fo:line-height="100%"/>
      <style:text-properties officeooo:rsid="001ec567" officeooo:paragraph-rsid="001ec567"/>
    </style:style>
    <style:style style:name="P41" style:family="paragraph" style:parent-style-name="Text_20_body">
      <style:text-properties officeooo:rsid="001ec567" officeooo:paragraph-rsid="001ec567"/>
    </style:style>
    <style:style style:name="P42" style:family="paragraph" style:parent-style-name="Text_20_body" style:list-style-name="L2">
      <style:paragraph-properties fo:margin-top="0in" fo:margin-bottom="0.1in" style:contextual-spacing="true" fo:line-height="100%"/>
      <style:text-properties officeooo:rsid="001439de" officeooo:paragraph-rsid="001439de"/>
    </style:style>
    <style:style style:name="P43" style:family="paragraph" style:parent-style-name="Text_20_body" style:list-style-name="L2">
      <style:paragraph-properties fo:margin-top="0in" fo:margin-bottom="0.1in" style:contextual-spacing="true" fo:line-height="100%"/>
      <style:text-properties officeooo:rsid="000993e7" officeooo:paragraph-rsid="001439de"/>
    </style:style>
    <style:style style:name="P44" style:family="paragraph" style:parent-style-name="Text_20_body">
      <style:paragraph-properties fo:margin-top="0in" fo:margin-bottom="0in" style:contextual-spacing="false" fo:line-height="100%"/>
      <style:text-properties style:font-name="DejaVu Sans Mono" fo:font-size="10pt" officeooo:rsid="001b9191" officeooo:paragraph-rsid="001b9191" style:font-size-asian="10pt" style:font-size-complex="10pt"/>
    </style:style>
    <style:style style:name="P45" style:family="paragraph" style:parent-style-name="Text_20_body">
      <style:paragraph-properties fo:margin-left="0.4902in" fo:margin-right="0in" fo:line-height="100%" fo:text-indent="0in" style:auto-text-indent="false"/>
      <style:text-properties officeooo:rsid="0017c87a" officeooo:paragraph-rsid="001c48d9"/>
    </style:style>
    <style:style style:name="P46" style:family="paragraph" style:parent-style-name="Heading_20_1">
      <style:paragraph-properties fo:line-height="100%"/>
      <style:text-properties officeooo:rsid="0008c3fb" officeooo:paragraph-rsid="0008c3fb"/>
    </style:style>
    <style:style style:name="P47" style:family="paragraph" style:parent-style-name="Heading_20_1">
      <style:paragraph-properties fo:line-height="100%"/>
      <style:text-properties officeooo:rsid="000700b6" officeooo:paragraph-rsid="000700b6"/>
    </style:style>
    <style:style style:name="P48" style:family="paragraph" style:parent-style-name="Heading_20_2">
      <style:paragraph-properties fo:line-height="100%"/>
    </style:style>
    <style:style style:name="P49" style:family="paragraph" style:parent-style-name="Heading_20_3">
      <style:paragraph-properties fo:line-height="100%"/>
      <style:text-properties officeooo:rsid="0017c87a" officeooo:paragraph-rsid="001c48d9"/>
    </style:style>
    <style:style style:name="P50" style:family="paragraph" style:parent-style-name="Heading_20_3">
      <style:paragraph-properties fo:line-height="100%"/>
      <style:text-properties officeooo:rsid="0008c3fb"/>
    </style:style>
    <style:style style:name="P51" style:family="paragraph" style:parent-style-name="Heading_20_3">
      <style:paragraph-properties fo:line-height="100%"/>
      <style:text-properties officeooo:rsid="0011a035" officeooo:paragraph-rsid="0011a035"/>
    </style:style>
    <style:style style:name="P52" style:family="paragraph" style:parent-style-name="Heading_20_3">
      <style:paragraph-properties fo:line-height="100%"/>
      <style:text-properties officeooo:rsid="0012b01e" officeooo:paragraph-rsid="0012b01e"/>
    </style:style>
    <style:style style:name="P53" style:family="paragraph" style:parent-style-name="Heading_20_3">
      <style:paragraph-properties fo:line-height="100%"/>
    </style:style>
    <style:style style:name="P54" style:family="paragraph" style:parent-style-name="Heading_20_3">
      <style:text-properties officeooo:rsid="001ec567" officeooo:paragraph-rsid="001ec567"/>
    </style:style>
    <style:style style:name="P55" style:family="paragraph" style:parent-style-name="Table_20_Contents">
      <style:paragraph-properties fo:margin-top="0.0799in" fo:margin-bottom="0.0799in" style:contextual-spacing="false" fo:line-height="100%" fo:text-align="center" style:justify-single-word="false"/>
      <style:text-properties fo:font-weight="bold" officeooo:rsid="0019c221" officeooo:paragraph-rsid="0019c221" style:font-weight-asian="bold" style:font-weight-complex="bold"/>
    </style:style>
    <style:style style:name="P56" style:family="paragraph" style:parent-style-name="Table_20_Contents">
      <style:paragraph-properties fo:margin-top="0.0799in" fo:margin-bottom="0.0799in" style:contextual-spacing="false" fo:line-height="100%"/>
      <style:text-properties officeooo:rsid="0019c221" officeooo:paragraph-rsid="0019c221"/>
    </style:style>
    <style:style style:name="P57" style:family="paragraph" style:parent-style-name="Table_20_Contents">
      <style:paragraph-properties fo:margin-top="0.0799in" fo:margin-bottom="0.0799in" style:contextual-spacing="false" fo:line-height="100%"/>
      <style:text-properties officeooo:rsid="0019c221" officeooo:paragraph-rsid="001b9191"/>
    </style:style>
    <style:style style:name="T1" style:family="text">
      <style:text-properties officeooo:rsid="000993e7"/>
    </style:style>
    <style:style style:name="T2" style:family="text">
      <style:text-properties fo:font-weight="bold" style:font-weight-asian="bold" style:font-weight-complex="bold"/>
    </style:style>
    <style:style style:name="T3" style:family="text">
      <style:text-properties fo:font-weight="bold" officeooo:rsid="001439de"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993e7" style:font-weight-asian="normal" style:font-weight-complex="normal"/>
    </style:style>
    <style:style style:name="T6" style:family="text">
      <style:text-properties fo:font-weight="normal" officeooo:rsid="000df0bc" style:font-weight-asian="normal" style:font-weight-complex="normal"/>
    </style:style>
    <style:style style:name="T7" style:family="text">
      <style:text-properties fo:font-weight="normal" officeooo:rsid="000f9d34" style:font-weight-asian="normal" style:font-weight-complex="normal"/>
    </style:style>
    <style:style style:name="T8" style:family="text">
      <style:text-properties fo:font-weight="normal" officeooo:rsid="00108c22" style:font-weight-asian="normal" style:font-weight-complex="normal"/>
    </style:style>
    <style:style style:name="T9" style:family="text">
      <style:text-properties fo:font-weight="normal" officeooo:rsid="0015d523" style:font-weight-asian="normal" style:font-weight-complex="normal"/>
    </style:style>
    <style:style style:name="T10" style:family="text">
      <style:text-properties fo:font-weight="normal" officeooo:rsid="0017dc1b" style:font-weight-asian="normal" style:font-weight-complex="normal"/>
    </style:style>
    <style:style style:name="T11" style:family="text">
      <style:text-properties fo:font-weight="normal" officeooo:rsid="0012b01e" style:font-weight-asian="normal" style:font-weight-complex="normal"/>
    </style:style>
    <style:style style:name="T12" style:family="text">
      <style:text-properties fo:font-weight="normal" officeooo:rsid="0019c221" style:font-weight-asian="normal" style:font-weight-complex="normal"/>
    </style:style>
    <style:style style:name="T13" style:family="text">
      <style:text-properties officeooo:rsid="000df0bc"/>
    </style:style>
    <style:style style:name="T14" style:family="text">
      <style:text-properties officeooo:rsid="000f9d34"/>
    </style:style>
    <style:style style:name="T15" style:family="text">
      <style:text-properties officeooo:rsid="001439de"/>
    </style:style>
    <style:style style:name="T16" style:family="text">
      <style:text-properties officeooo:rsid="0015d523"/>
    </style:style>
    <style:style style:name="T17" style:family="text">
      <style:text-properties officeooo:rsid="0017c87a"/>
    </style:style>
    <style:style style:name="T18" style:family="text">
      <style:text-properties officeooo:rsid="0017dc1b"/>
    </style:style>
    <style:style style:name="T19" style:family="text">
      <style:text-properties officeooo:rsid="0012b01e"/>
    </style:style>
    <style:style style:name="T20" style:family="text">
      <style:text-properties officeooo:rsid="0019c221"/>
    </style:style>
    <style:style style:name="T21" style:family="text">
      <style:text-properties officeooo:rsid="001b9191"/>
    </style:style>
    <style:style style:name="T22" style:family="text">
      <style:text-properties officeooo:rsid="001c48d9"/>
    </style:style>
    <style:style style:name="T23" style:family="text">
      <style:text-properties officeooo:rsid="001dbc3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The TIBLocalDB Support Component</text:h>
      <text:p text:style-name="P1">TIBLocalDB is non-visual component supporting <text:span text:style-name="T15">a</text:span> TIBDatabase and intended to simplify the use of the embedded firebird server <text:span text:style-name="T23">for Personal Database Applications, </text:span>on both Linux and Windows platforms. <text:span text:style-name="T23">The TIBLocalDBSupport component supports GUI programs, while the TIBCMLocalDBSupport provides the same support for console mode programs</text:span>. <text:a xlink:type="simple" xlink:href="#2.Local EmployeeDB Example|outline"><text:span text:style-name="T22">Example applications</text:span></text:a><text:span text:style-name="T22"> are provided for both GUI and console mode in the ibx/examples/local-employeedb directory.</text:span></text:p>
      <text:p text:style-name="P1">When enabled, <text:span text:style-name="T23">TIBLocalDBSupport</text:span> provides:</text:p>
      <text:list xml:id="list3766938619371517880" text:style-name="L1">
        <text:list-item>
          <text:p text:style-name="P2">Verification that the embedded Firebird Server is in use.</text:p>
        </text:list-item>
        <text:list-item>
          <text:p text:style-name="P2">Setup of the FIREBIRD, FIREBIRD_TMP and FIREBIRD_LOCK environment variables suitable for the embedded server.</text:p>
        </text:list-item>
        <text:list-item>
          <text:p text:style-name="P2">DatabaseName, and login parameters management.</text:p>
        </text:list-item>
        <text:list-item>
          <text:p text:style-name="P2">Use of the Firebird Services API to initialise an empty local database from a gbak format Firebird archive.</text:p>
        </text:list-item>
        <text:list-item>
          <text:p text:style-name="P2">Use of the Firebird Services API to save the current local database to a gbak format Firebird archive.</text:p>
        </text:list-item>
        <text:list-item>
          <text:p text:style-name="P2">Use of the Firebird Services API to replace the contents of the current local database from a gbak format Firebird archive.</text:p>
        </text:list-item>
        <text:list-item>
          <text:p text:style-name="P2">Use of the TIBXScript Engine for automated field upgrade of the local database.</text:p>
        </text:list-item>
      </text:list>
      <text:p text:style-name="P3">To use the component, <text:span text:style-name="T1">simply drop it onto a form or data module and link it to the TIBDatabase.</text:span></text:p>
      <text:h text:style-name="P53" text:outline-level="3">Properties</text:h>
      <text:list xml:id="list5493503639842073965" text:style-name="L2">
        <text:list-item>
          <text:p text:style-name="P4"><text:span text:style-name="T2">Database</text:span>: reference to the TIBDatabase component for the local database</text:p>
        </text:list-item>
        <text:list-item>
          <text:p text:style-name="P11"><text:span text:style-name="T2">DatabaseName</text:span>: filename (no path) to use for the Firebird Database file.</text:p>
        </text:list-item>
        <text:list-item>
          <text:p text:style-name="P5"><text:span text:style-name="T2">EmptyDBArchive</text:span>: filename (<text:span text:style-name="T13">optional</text:span> path) holding the database initialisation archive. <text:span text:style-name="T14">May either be absolute path or relative to </text:span><text:a xlink:type="simple" xlink:href="#1.0.8.Shared Data Directory|outline"><text:span text:style-name="T14">shared data directory</text:span></text:a><text:span text:style-name="T14">.</text:span></text:p>
        </text:list-item>
        <text:list-item>
          <text:p text:style-name="P4"><text:span text:style-name="T2">Enabled</text:span>: when false component does nothing</text:p>
        </text:list-item>
        <text:list-item>
          <text:p text:style-name="P6"><text:span text:style-name="T2">FirebirdDirectory</text:span>: Full path to directory holding firebird.conf. <text:span text:style-name="T14">May either be absolute path or relative to the </text:span><text:a xlink:type="simple" xlink:href="#1.0.8.Shared Data Directory|outline"><text:span text:style-name="T14">shared data directory</text:span></text:a><text:span text:style-name="T14">. </text:span>If empty, defaults to <text:s/><text:span text:style-name="T14">shared data directory.</text:span></text:p>
        </text:list-item>
        <text:list-item>
          <text:p text:style-name="P4"><text:span text:style-name="T2">Name</text:span>: Component Name</text:p>
        </text:list-item>
        <text:list-item>
          <text:p text:style-name="P7"><text:span text:style-name="T3">Options</text:span>: </text:p>
          <text:list>
            <text:list-item>
              <text:p text:style-name="P42">iblAutoUpgrade: Automatically apply upgrade when database schema version is lower than required.</text:p>
            </text:list-item>
            <text:list-item>
              <text:p text:style-name="P42">IblAllowDowngrade: Automatically apply downgrade when available to schema version compatible with the required version.</text:p>
            </text:list-item>
            <text:list-item>
              <text:p text:style-name="P43"><text:span text:style-name="T15">iblQuiet: </text:span><text:s/>true then no database overwrite warnings</text:p>
            </text:list-item>
          </text:list>
        </text:list-item>
        <text:list-item>
          <text:p text:style-name="P15"><text:span text:style-name="T2">RequiredVersionNo</text:span>: The schema version number required by the application. TIBLocalDBSupport will normally try to upgrade/downgrade the schema to satisfy this requirement.</text:p>
        </text:list-item>
        <text:list-item>
          <text:p text:style-name="P6"><text:bookmark-start text:name="UpgradeConfFile"/><text:soft-page-break/><text:span text:style-name="T2">UpgradeConfFile</text:span><text:bookmark-end text:name="UpgradeConfFile"/>: Path to upgrade configuration file. May either be absolute path or relative to <text:span text:style-name="T18">the </text:span><text:a xlink:type="simple" xlink:href="#1.0.8.Shared Data Directory|outline"><text:span text:style-name="T18">shared data directory</text:span></text:a>.</text:p>
        </text:list-item>
        <text:list-item>
          <text:p text:style-name="P4"><text:span text:style-name="T2">VendorName</text:span>: Used to construct path to Database Directory.</text:p>
        </text:list-item>
      </text:list>
      <text:p text:style-name="P23">Note that at design time paths may use '/' or '\' as directory separator. At run time, they must be specified using the appropriate Directory Separator for the current platform.</text:p>
      <text:h text:style-name="P53" text:outline-level="3">Events:</text:h>
      <text:list xml:id="list8798011919759696362" text:style-name="L3">
        <text:list-item>
          <text:p text:style-name="P12"><text:span text:style-name="T2">OnGetDatabaseName</text:span>: <text:span text:style-name="T17">The </text:span><text:s/>database <text:span text:style-name="T23">path </text:span>name <text:span text:style-name="T16">is normally computed automatically</text:span>. <text:s/><text:span text:style-name="T16">However, this event allows an application to inspect and override the result.</text:span></text:p>
        </text:list-item>
        <text:list-item>
          <text:p text:style-name="P8"><text:span text:style-name="T2">OnNewDatabaseOpen</text:span>: called after the successful initialisation of an empty local database.</text:p>
        </text:list-item>
        <text:list-item>
          <text:p text:style-name="P16"><text:bookmark text:name="OnGetDBVersionNo"/><text:span text:style-name="T2">OnGetDBVersionNo</text:span>: called to get the current database schema version number. If this event is not handled then schema upgrade/downgrade is never performed.</text:p>
        </text:list-item>
        <text:list-item>
          <text:p text:style-name="P16"><text:span text:style-name="T2">OnGetSharedDataDir</text:span>: The shared data directory is normally computed automatically. However, this event allows an application to inspect and override the result.</text:p>
        </text:list-item>
      </text:list>
      <text:h text:style-name="P49" text:outline-level="3">Shared Data Directory</text:h>
      <text:p text:style-name="P24">The shared data directory is the base directory for all static data files used by TIBLocalDBSupport. This is determined as follows:</text:p>
      <text:list xml:id="list1161067221758228600" text:style-name="L8">
        <text:list-item>
          <text:p text:style-name="P25">Windows: the application executable's location.</text:p>
        </text:list-item>
        <text:list-item>
          <text:p text:style-name="P26"><text:span text:style-name="T1">Unix</text:span>: <text:s/>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45">Note: that the &lt;application name&gt; is taken from sysutils.ApplicationName and defaults to the filename of the application executable less any extension.</text:p>
      <text:h text:style-name="P50" text:outline-level="3">DatabaseName, and login parameters management</text:h>
      <text:p text:style-name="P13">When <text:span text:style-name="T17">TIBLocalDBSupport</text:span> is in use, the TIBDatabase.DatabaseName property is ignored and instead, it is generated algorithmically as:</text:p>
      <text:list xml:id="list3794733406080515662" text:style-name="L4">
        <text:list-item>
          <text:p text:style-name="P9">Windows: "User Application Directory"\VendorName\DatabaseName</text:p>
        </text:list-item>
        <text:list-item>
          <text:p text:style-name="P9">Unix: "User Home Directory"/."VendorName"/DatabaseName</text:p>
        </text:list-item>
      </text:list>
      <text:p text:style-name="P13">The “<text:span text:style-name="T1">DatabaseName” </text:span>comes from the <text:span text:style-name="T17">TIBLocalDBSupport</text:span>.<text:span text:style-name="T1">DatabaseName </text:span>property.</text:p>
      <text:p text:style-name="P13">The “VendorName” comes from the <text:s/><text:span text:style-name="T17">TIBLocalDBSupport</text:span>.VendorName property. <text:span text:style-name="T1">If the TIBLocalDBSupport .VendorName property is left empty then Sysutils.VendorName is used. If this is empty then no VendorName component is present in the path.</text:span></text:p>
      <text:p text:style-name="P10">Note the use of a hidden directory under Unix.</text:p>
      <text:p text:style-name="P27">If the generated DatabaseName is not appropriate then the TIBLocalDB.OnGetDatabaseName event handler gives a chance to inspect it and change it to something different.</text:p>
      <text:p text:style-name="P14">The Database Params are copied from the TIBDatabase component except that the “user_name” and “password” parameters are removed if present. When running under Windows, the “user_name” is <text:span text:style-name="T17">then</text:span> set to “SYSDBA” and the “password” to “masterkey”. Under Unix, these parameters are omitted.</text:p>
      <text:h text:style-name="P53" text:outline-level="3"><text:soft-page-break/>Database Initialisation</text:h>
      <text:p text:style-name="P28">When the linked TIBDatabase connected property is set to “true”, TIBLocalDB generates the DatabaseName (as described above) and then if it does not correspond to an existing file, <text:span text:style-name="T17">TIBLocalDBSupport</text:span> uses the Firebird Services API to create the database file from an “empty database” archive in gbak format. In practice, the archive can contain both the database metadata and initial table data.</text:p>
      <text:p text:style-name="P29">The “empty database” archive is given by the <text:span text:style-name="T17">TIBLocalDBSupport</text:span>, <text:span text:style-name="T5">EmptyDBArchive </text:span><text:span text:style-name="T4">property. This should be a filename (usually with the .gbk extension) </text:span><text:span text:style-name="T7">and </text:span><text:span text:style-name="T8">may include </text:span><text:span text:style-name="T7">an optional path</text:span><text:span text:style-name="T4">. <text:s/></text:span><text:span text:style-name="T7">Relative paths are</text:span><text:span text:style-name="T6"> </text:span><text:span text:style-name="T8">interpreted as </text:span><text:span text:style-name="T6">relative to the </text:span><text:a xlink:type="simple" xlink:href="#1.0.8.Shared Data Directory|outline"><text:span text:style-name="T7">shared data directory</text:span></text:a><text:span text:style-name="T6">.</text:span></text:p>
      <text:p text:style-name="P30">The Services API is then used to create the initial database from this archive. An error is raised if the archive is not present.</text:p>
      <text:p text:style-name="P31">The local database can be re-initialised at any time by calling the <text:span text:style-name="T17">TIBLocalDBSupport</text:span>.NewDatabase method.</text:p>
      <text:h text:style-name="P51" text:outline-level="3">Saving the Current Database</text:h>
      <text:p text:style-name="P31">The current database contents can be saved at any time by a call to <text:span text:style-name="T17">TIBLocalDBSupport</text:span>.SaveDatabase. The filename for the archive can be provided in the method call. If empty, then the user is prompted to enter a filename (default extension .gbk).</text:p>
      <text:p text:style-name="P32">The Services API is then called to archive the database to the specified file in gbak format.</text:p>
      <text:h text:style-name="P51" text:outline-level="3">Restoring the Database from an Archive</text:h>
      <text:p text:style-name="P31">The local database can be overwritten (restored) from any archive in gbak format (including those saved using the SaveDatabase method) by calling the <text:span text:style-name="T17">TIBLocalDBSupport</text:span>.RestoreDatabase method. The filename for the source archive can be provide in the method call. <text:s/>If empty, then the user is prompted to locate the file.</text:p>
      <text:p text:style-name="P32">The Services API is then called to restore the local database from the archive.</text:p>
      <text:h text:style-name="P52" text:outline-level="3">Database Schema Upgrade</text:h>
      <text:p text:style-name="P3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IBLocalDB<text:span text:style-name="T18">Support</text:span> supports a suitable mechanism using the TIBXScript engine.</text:p>
      <text:p text:style-name="P3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19">TIBLocalDB</text:span>Support does not know how to determine the current database schema number and instead relies upon the application responding to the <text:a xlink:type="simple" xlink:href="#OnGetDBVersionNo"><text:span text:style-name="T9">OnGetDBVersionNo</text:span></text:a><text:span text:style-name="T9"> </text:span><text:span text:style-name="T4">event.</text:span></text:p>
      <text:p text:style-name="P17"><text:span text:style-name="T4">Each version of an application will have a maximum and minimum version of the database schema that it can support, and it is expected to check that the schema version is acceptable in its TIBDatabase OnConnect handler. However, before this handler is called, <text:s/></text:span><text:span text:style-name="T11">TIBLocalDB</text:span><text:span text:style-name="T10">Support </text:span><text:span text:style-name="T4">will itself check the current schema version against its RequiredVersionNo property (which should be set to the maximum supported schema version no). </text:span></text:p>
      <text:list xml:id="list8243719630393542462" text:style-name="L5">
        <text:list-item>
          <text:p text:style-name="P35"><text:span text:style-name="T12">If iblAutoUpgrade is given in the Options property and the current schema is less than the Required Version no., then <text:s/></text:span><text:span text:style-name="T11">TIBLocalDB</text:span><text:span text:style-name="T10">Support </text:span><text:span text:style-name="T12">will attempt to apply the upgrade rules to </text:span><text:soft-page-break/><text:span text:style-name="T12">raise the version number to that required.</text:span></text:p>
        </text:list-item>
        <text:list-item>
          <text:p text:style-name="P18"><text:span text:style-name="T12">I</text:span><text:span text:style-name="T4">f iblAllowDowngrade is given in the Options property and the current schema is greater than the Required Version no., then </text:span><text:span text:style-name="T11">TIBLocalDB</text:span><text:span text:style-name="T10">Support </text:span><text:span text:style-name="T4">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34">The schema upgrade rules are read from the <text:a xlink:type="simple" xlink:href="#UpgradeConfFile"><text:span text:style-name="T1">upgrade configuration file</text:span></text:a><text:span text:style-name="T1">. </text:span>This is a text file in “ini” file format with the following sections:</text:p>
      <text:p text:style-name="P36">[status<text:span text:style-name="T21">]</text:span></text:p>
      <text:p text:style-name="P34">This should have a single named value “current” giving the current database schema number as in integer e.g.</text:p>
      <text:p text:style-name="P36">current = 2</text:p>
      <text:p text:style-name="P34">This should normally be set to the same value as the RequiredVersionNo property and acts as a check to ensure that both are in sync.</text:p>
      <text:p text:style-name="P36">[Version.nnn]</text:p>
      <text:p text:style-name="P34">Where nnn is an integer with leaving zeroes. For example, “Version.002” is the section read to upgrade the database schema from version 1 to version 2. <text:span text:style-name="T20">This section can contain the following named values:</text:span></text:p>
      <table:table table:name="Table1" table:style-name="Table1">
        <table:table-column table:style-name="Table1.A"/>
        <table:table-column table:style-name="Table1.B"/>
        <table:table-column table:style-name="Table1.C"/>
        <table:table-row>
          <table:table-cell table:style-name="Table1.A1" office:value-type="string">
            <text:p text:style-name="P55">Name</text:p>
          </table:table-cell>
          <table:table-cell table:style-name="Table1.A1" office:value-type="string">
            <text:p text:style-name="P55">Type</text:p>
          </table:table-cell>
          <table:table-cell table:style-name="Table1.C1" office:value-type="string">
            <text:p text:style-name="P55">Use</text:p>
          </table:table-cell>
        </table:table-row>
        <table:table-row>
          <table:table-cell table:style-name="Table1.A2" office:value-type="string">
            <text:p text:style-name="P56">Upgrade</text:p>
          </table:table-cell>
          <table:table-cell table:style-name="Table1.A2" office:value-type="string">
            <text:p text:style-name="P56"><text:span text:style-name="T23">s</text:span>tring</text:p>
          </table:table-cell>
          <table:table-cell table:style-name="Table1.C2" office:value-type="string">
            <text:p text:style-name="P56">Name and optional path to <text:span text:style-name="T23">the </text:span>SQL script used to perform the upgrade. <text:span text:style-name="T1">May either be absolute path or relative to the </text:span>upgrade configuration file. Either forwards or back slashes may be used as the path delimiter.</text:p>
          </table:table-cell>
        </table:table-row>
        <table:table-row>
          <table:table-cell table:style-name="Table1.A2" office:value-type="string">
            <text:p text:style-name="P56">Msg</text:p>
          </table:table-cell>
          <table:table-cell table:style-name="Table1.A2" office:value-type="string">
            <text:p text:style-name="P56">string</text:p>
          </table:table-cell>
          <table:table-cell table:style-name="Table1.C2" office:value-type="string">
            <text:p text:style-name="P56">Text message displayed in progress dialog while script is active. <text:s/>Defaults to “Upgrading Database Schema to Version nnn”.</text:p>
          </table:table-cell>
        </table:table-row>
        <table:table-row>
          <table:table-cell table:style-name="Table1.A2" office:value-type="string">
            <text:p text:style-name="P56">BackupDatabase</text:p>
          </table:table-cell>
          <table:table-cell table:style-name="Table1.A2" office:value-type="string">
            <text:p text:style-name="P56">yes/no</text:p>
          </table:table-cell>
          <table:table-cell table:style-name="Table1.C2" office:value-type="string">
            <text:p text:style-name="P56">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1.A2" office:value-type="string">
            <text:p text:style-name="P56">&lt;Parameter Name&gt;</text:p>
          </table:table-cell>
          <table:table-cell table:style-name="Table1.A2" office:value-type="string">
            <text:p text:style-name="P56">string</text:p>
          </table:table-cell>
          <table:table-cell table:style-name="Table1.C2" office:value-type="string">
            <text:p text:style-name="P57">Name and optional path to binary data file. <text:span text:style-name="T1">May either be absolute path or relative to the </text:span>upgrade configuration file. Either forwards or back slashes may be used as the path delimiter.</text:p>
          </table:table-cell>
        </table:table-row>
      </table:table>
      <text:p text:style-name="P34"/>
      <text:p text:style-name="P38">For example:</text:p>
      <text:p text:style-name="P44"><text:soft-page-break/>[Version.002]</text:p>
      <text:p text:style-name="P44">Msg = Upgrading to Version 2</text:p>
      <text:p text:style-name="P44">BackupDatabase = yes</text:p>
      <text:p text:style-name="P44">Upgrade = patches/02-patch.sql</text:p>
      <text:p text:style-name="P37">mugshot = images/man.png.gz <text:s text:c="2"/></text:p>
      <text:p text:style-name="P38">Note that in the above, “mugshot” is intended to be used to resolve an Update, Insert or Delete query parameter in the 02-patch.sql file. E.g.</text:p>
      <text:p text:style-name="P37">Update EMPLOYEE Set Photo =:MUGSHOT Where Emp_no = 2; </text:p>
      <text:p text:style-name="P38">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39">When the current database schema is more than one version number less than that required, the upgrade rules are applied iteratively to upgrade the database to the required schema version.</text:p>
      <text:h text:style-name="P47" text:outline-level="1">Local EmployeeDB Example</text:h>
      <text:p text:style-name="P19">The purpose of this example is to demonstrate the use of the TIBLocalDB<text:span text:style-name="T22">S</text:span>upport component. This component is used with a TIBDatabase when the database is accessed using the Firebird Embedded Server. TIBLocalDB<text:span text:style-name="T22">S</text:span>upport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40">The example can be found under: ibx/examples/local-employeedb/project1.lpi</text:p>
      <text:p text:style-name="P40">See also <text:a xlink:type="simple" xlink:href="#2.3.1.Console Mode|outline">console mode</text:a>.</text:p>
      <text:p text:style-name="P20">Before compiling and running the example, the Firebird embedded server must be installed:</text:p>
      <text:h text:style-name="P48" text:outline-level="2">Under Linux:</text:h>
      <text:list xml:id="list5621013147270170689" text:style-name="L6">
        <text:list-item>
          <text:p text:style-name="P21">Debian/Ubuntu/Mint: run "sudo apt-get install libfbembed2.5" to install the server</text:p>
        </text:list-item>
        <text:list-item>
          <text:p text:style-name="P21">Fedora/Red hat/Centos: su -c "yum install firebird-libfbembed"</text:p>
        </text:list-item>
      </text:list>
      <text:h text:style-name="P48" text:outline-level="2">Under Windows:</text:h>
      <text:p text:style-name="P20">Download the Firebird Embedded Server from http://www.firebirdsql.org/en/firebird-2-5-5/ and extract the contents of the archive into the example directory i.e. ibx\examples\local-employeedb</text:p>
      <text:h text:style-name="P48" text:outline-level="2">Running the application</text:h>
      <text:p text:style-name="P20">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P20">Note that you will not be prompted for a username/password. The embedded server uses normal file permissions to control access. Otherwise you can edit the employee database as in the client/server version.</text:p>
      <text:p text:style-name="P20">The local database will be created in:</text:p>
      <text:list xml:id="list849609260630762657" text:style-name="L7">
        <text:list-item>
          <text:p text:style-name="P22"><text:soft-page-break/>Linux: $HOME/.MWA Software/employee.fdb</text:p>
        </text:list-item>
        <text:list-item>
          <text:p text:style-name="P22">Windows: &lt;User Application Data Folder&gt;\MWA Software\employee.fdb</text:p>
        </text:list-item>
      </text:list>
      <text:p text:style-name="P20">The File menu provides actions to save the current database to a gbak format archive, restore it again (replacing the current database) or to restore the database to its initial state.</text:p>
      <text:h text:style-name="P54" text:outline-level="3">Console Mode</text:h>
      <text:p text:style-name="P41">A console mode version of the example application is also provided under ibx/examples/local-employeedb/ConsoleModeExample.lpi.</text:p>
      <text:p text:style-name="P41">Like all IBX console mode applications, this uses the ibexpressconsolemode package. The IBCMLocalDBSupport unit is used to provide the TIBCMLocalDBSupport compoent.</text:p>
      <text:p text:style-name="P41">The application is similar to the above and uses the same archive database and upgrade scripts. Instead of displaying the employee table, when run it will print out the first two r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5-09T13:42:29.879795800</meta:creation-date>
    <dc:date>2016-02-12T14:16:19.053138808</dc:date>
    <dc:creator>Tony Whyman</dc:creator>
    <meta:editing-duration>PT2H38M21S</meta:editing-duration>
    <meta:editing-cycles>20</meta:editing-cycles>
    <meta:generator>LibreOffice/4.2.8.2$Linux_X86_64 LibreOffice_project/420m0$Build-2</meta:generator>
    <meta:document-statistic meta:table-count="1" meta:image-count="0" meta:object-count="0" meta:page-count="6" meta:paragraph-count="115" meta:word-count="2060" meta:character-count="13470" meta:non-whitespace-character-count="11541"/>
  </office:meta>
</office:document-meta>
</file>